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fo:language="bg" fo:country="BG" officeooo:rsid="0013c6b7" officeooo:paragraph-rsid="0013c6b7"/>
    </style:style>
    <style:style style:name="P2" style:family="paragraph" style:parent-style-name="Text_20_body">
      <style:text-properties officeooo:rsid="0012c90b" officeooo:paragraph-rsid="0012c90b"/>
    </style:style>
    <style:style style:name="P3" style:family="paragraph" style:parent-style-name="Text_20_body" style:list-style-name="L1">
      <style:text-properties officeooo:paragraph-rsid="0012c90b"/>
    </style:style>
    <style:style style:name="P4" style:family="paragraph" style:parent-style-name="Text_20_body" style:list-style-name="L1">
      <style:text-properties officeooo:rsid="0013c6b7" officeooo:paragraph-rsid="0013c6b7"/>
    </style:style>
    <style:style style:name="P5" style:family="paragraph" style:parent-style-name="Text_20_body" style:list-style-name="L1">
      <style:text-properties officeooo:rsid="00151b96" officeooo:paragraph-rsid="00151b96"/>
    </style:style>
    <style:style style:name="P6" style:family="paragraph" style:parent-style-name="Text_20_body" style:list-style-name="L1">
      <style:text-properties officeooo:rsid="0015b4b0" officeooo:paragraph-rsid="0015b4b0"/>
    </style:style>
    <style:style style:name="P7" style:family="paragraph" style:parent-style-name="Title">
      <style:text-properties officeooo:rsid="0012c90b" officeooo:paragraph-rsid="0012c90b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3c6b7"/>
    </style:style>
    <style:style style:name="T3" style:family="text">
      <style:text-properties fo:language="bg" fo:country="BG" officeooo:rsid="0012c90b"/>
    </style:style>
    <style:style style:name="T4" style:family="text">
      <style:text-properties fo:language="bg" fo:country="BG" officeooo:rsid="0013c875"/>
    </style:style>
    <style:style style:name="T5" style:family="text">
      <style:text-properties fo:language="bg" fo:country="BG" officeooo:rsid="0015b4b0"/>
    </style:style>
    <style:style style:name="T6" style:family="text">
      <style:text-properties fo:language="bg" fo:country="BG" officeooo:rsid="00160d16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12c9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8puzzle solver</text:p>
      <text:p text:style-name="P1">Петко Каменов. Първа група. ФН:45546</text:p>
      <text:p text:style-name="P2">1.<text:span text:style-name="T1"> За решаването на задачата съм използвал езика c++. Задачата е решена в ООП подход.</text:span></text:p>
      <text:list xml:id="list2321744108" text:style-name="L1">
        <text:list-item>
          <text:p text:style-name="P3"><text:span text:style-name="T3">Пъврвото нещо което дефинирах бе, класът за </text:span><text:span text:style-name="T8">State</text:span><text:span text:style-name="T3">. В него <text:s/>имплементирах няколко метода с чиято цел, да пресмятаме </text:span><text:span text:style-name="T2">м</text:span><text:span text:style-name="T3">анхатънско разстояние или брой на плочки които не са по местата си. Също така и метод който да генерира произволно състояние, както и други помощни методи за работа с него.</text:span></text:p>
        </text:list-item>
        <text:list-item>
          <text:p text:style-name="P4"><text:span text:style-name="T3">С</text:span><text:span text:style-name="T1">лед това дефинирах </text:span><text:span text:style-name="T7">Node</text:span><text:span text:style-name="T1">. Неговата идея е да пази състояние, указател към родителя и дълбочината на която се намира. </text:span><text:span text:style-name="T4">Също имаме и помощни функции за взимане на родителя и други. С помощта на този клас имплементираме дървото на състоянията.</text:span></text:p>
        </text:list-item>
        <text:list-item>
          <text:p text:style-name="P5"><text:span text:style-name="T4">Д</text:span><text:span text:style-name="T1">ва прости класа със сравняващи функции, чиято идея е проста. Да дефинират двата начина за сравняване използвани при двата различни метод</text:span></text:p>
          <text:list>
            <text:list-item>
              <text:p text:style-name="P5"><text:span text:style-name="T1">При А* -&gt; </text:span><text:span text:style-name="T7">Manhattan cost + hamming cost + depth</text:span></text:p>
            </text:list-item>
            <text:list-item>
              <text:p text:style-name="P5"><text:span text:style-name="T1">При </text:span><text:span text:style-name="T7">Best First Search -&gt; Manhattan cost</text:span></text:p>
            </text:list-item>
          </text:list>
        </text:list-item>
        <text:list-item>
          <text:p text:style-name="P5"><text:span text:style-name="T3">П</text:span><text:span text:style-name="T1">оследно дефиниран е класът </text:span><text:span text:style-name="T7">Solver</text:span><text:span text:style-name="T1">. </text:span><text:span text:style-name="T5">Той има няколко основни функционалности:</text:span></text:p>
          <text:list>
            <text:list-item>
              <text:p text:style-name="P6"><text:span text:style-name="T1">Да пази отворения и затворения списък от върхове в него.ь</text:span></text:p>
            </text:list-item>
            <text:list-item>
              <text:p text:style-name="P6"><text:span text:style-name="T1">Да пази целта</text:span></text:p>
            </text:list-item>
            <text:list-item>
              <text:p text:style-name="P6"><text:span text:style-name="T1">Да разширява node. Тоест да открива всички негови наследници.</text:span></text:p>
            </text:list-item>
            <text:list-item>
              <text:p text:style-name="P6"><text:span text:style-name="T1">Да проверява дали дадено начално състояние е решимо. Съществуват начални състояния които са нерешими.</text:span></text:p>
            </text:list-item>
            <text:list-item>
              <text:p text:style-name="P6"><text:span text:style-name="T1">Да завърта цикъла с който да решава цялата задача. - Идеята е просто. Докато даденият пъзел не е решен, вика се expandNode. Идеята на expandNode също е сравнително проста. Тя добавя всички възможни съседа на един връх (макс 4), ако той все още не е добавен в отворения списък. </text:span></text:p>
            </text:list-item>
            <text:list-item>
              <text:p text:style-name="P6"><text:span text:style-name="T1"><text:s/>Метода getNextNode пък има за цел да вземе от отворения списък следващият връх, в зависимост от алгоритъма който е избран за целта. <text:s/></text:span><text:span text:style-name="T6">На всяка стъпка взимаме върхът с минималлна стойност в зависимост от сравняващата функция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2:37:27.233169993</meta:creation-date>
    <dc:date>2021-04-21T13:13:45.875743889</dc:date>
    <meta:editing-duration>PT15M56S</meta:editing-duration>
    <meta:editing-cycles>4</meta:editing-cycles>
    <meta:generator>LibreOffice/7.1.2.2$Linux_X86_64 LibreOffice_project/10$Build-2</meta:generator>
    <meta:document-statistic meta:table-count="0" meta:image-count="0" meta:object-count="0" meta:page-count="1" meta:paragraph-count="15" meta:word-count="289" meta:character-count="1706" meta:non-whitespace-character-count="1440"/>
  </office:meta>
</office:document-meta>
</file>